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2.32" calcext:value-type="float">
            <text:p>92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01" calcext:value-type="float">
            <text:p>95,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3.17" calcext:value-type="float">
            <text:p>93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3.26" calcext:value-type="float">
            <text:p>93,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4.98" calcext:value-type="float">
            <text:p>94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4.9" calcext:value-type="float">
            <text:p>94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1.98" calcext:value-type="float">
            <text:p>91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2.71" calcext:value-type="float">
            <text:p>92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54.03" calcext:value-type="float">
            <text:p>54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9.736" calcext:value-type="float">
            <text:p>89,736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23:47.239246496</meta:creation-date>
    <dc:date>2018-01-14T22:25:39.882129780</dc:date>
    <meta:editing-duration>PT1M53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